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5032" style:font-name="Monospace" fo:font-size="10pt" style:font-size-asian="10pt"/>
    </style:style>
    <style:style style:name="T8" style:family="text">
      <style:text-properties fo:color="#0000c0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*</text:span></text:p>
      <text:p text:style-name="P1"><text:span text:style-name="T1"><text:s/>* cpp_main.c</text:span></text:p>
      <text:p text:style-name="P2"/>
      <text:p text:style-name="P1"><text:span text:style-name="T1"><text:s/>*/</text:span></text:p>
      <text:p text:style-name="P1"><text:span text:style-name="T2">#include</text:span><text:span text:style-name="T3"> </text:span><text:span text:style-name="T5">"stm32f4xx_hal.h"</text:span></text:p>
      <text:p text:style-name="P1"><text:span text:style-name="T2">#include</text:span><text:span text:style-name="T3"> </text:span><text:span text:style-name="T5">"cpp_main.h"</text:span></text:p>
      <text:p text:style-name="P1"><text:span text:style-name="T2">#include</text:span><text:span text:style-name="T3"> </text:span><text:span text:style-name="T5">"main.h"</text:span></text:p>
      <text:p text:style-name="P2"/>
      <text:p text:style-name="P1"><text:span text:style-name="T2">#include</text:span><text:span text:style-name="T3"> </text:span><text:span text:style-name="T5">"ros.h"</text:span></text:p>
      <text:p text:style-name="P1"><text:span text:style-name="T2">#include</text:span><text:span text:style-name="T3"> </text:span><text:span text:style-name="T5">"nbt.h"</text:span></text:p>
      <text:p text:style-name="P1"><text:span text:style-name="T2">#include</text:span><text:span text:style-name="T3"> </text:span><text:span text:style-name="T5">&lt;string&gt;</text:span></text:p>
      <text:p text:style-name="P1"><text:span text:style-name="T2">#include</text:span><text:span text:style-name="T3"> </text:span><text:span text:style-name="T5">"ringbuffer.h"</text:span></text:p>
      <text:p text:style-name="P2"/>
      <text:p text:style-name="P1"><text:span text:style-name="T2">#include</text:span><text:span text:style-name="T3"> </text:span><text:span text:style-name="T5">"std_msgs/Byte.h"</text:span></text:p>
      <text:p text:style-name="P1"><text:span text:style-name="T2">#include</text:span><text:span text:style-name="T3"> </text:span><text:span text:style-name="T5">"std_msgs/Int8.h"</text:span></text:p>
      <text:p text:style-name="P1"><text:span text:style-name="T2">#include</text:span><text:span text:style-name="T3"> </text:span><text:span text:style-name="T5">"std_msgs/UInt8.h"</text:span></text:p>
      <text:p text:style-name="P1"><text:span text:style-name="T2">#include</text:span><text:span text:style-name="T3"> </text:span><text:span text:style-name="T5">"std_msgs/Int16.h"</text:span></text:p>
      <text:p text:style-name="P1"><text:span text:style-name="T2">#include</text:span><text:span text:style-name="T3"> </text:span><text:span text:style-name="T5">"std_msgs/Int32.h"</text:span></text:p>
      <text:p text:style-name="P1"><text:span text:style-name="T2">#include</text:span><text:span text:style-name="T3"> </text:span><text:span text:style-name="T5">"std_msgs/UInt32.h"</text:span></text:p>
      <text:p text:style-name="P2"/>
      <text:p text:style-name="P1"><text:span text:style-name="T2">#include</text:span><text:span text:style-name="T3"> </text:span><text:span text:style-name="T5">"geometry_msgs/Twist.h"</text:span></text:p>
      <text:p text:style-name="P1"><text:span text:style-name="T2">#include</text:span><text:span text:style-name="T3"> </text:span><text:span text:style-name="T5">"geometry_msgs/Point.h"</text:span></text:p>
      <text:p text:style-name="P1"><text:span text:style-name="T2">#include</text:span><text:span text:style-name="T3"> </text:span><text:span text:style-name="T5">"geometry_msgs/Vector3.h"</text:span></text:p>
      <text:p text:style-name="P2"/>
      <text:p text:style-name="P1"><text:span text:style-name="T2">#include</text:span><text:span text:style-name="T3"> </text:span><text:span text:style-name="T5">"sensor_msgs/Range.h"</text:span></text:p>
      <text:p text:style-name="P2"/>
      <text:p text:style-name="P1"><text:span text:style-name="T2">extern</text:span><text:span text:style-name="T3"> </text:span><text:span text:style-name="T7">uint8_t</text:span><text:span text:style-name="T3"> RxBuffer[RxBufferSize];</text:span></text:p>
      <text:p text:style-name="P2"/>
      <text:p text:style-name="P1"><text:span text:style-name="T2">extern</text:span><text:span text:style-name="T3"> </text:span><text:span text:style-name="T2">float</text:span><text:span text:style-name="T3"> gyroX;</text:span></text:p>
      <text:p text:style-name="P1"><text:span text:style-name="T2">extern</text:span><text:span text:style-name="T3"> </text:span><text:span text:style-name="T2">float</text:span><text:span text:style-name="T3"> gyroY;</text:span></text:p>
      <text:p text:style-name="P1"><text:span text:style-name="T2">extern</text:span><text:span text:style-name="T3"> </text:span><text:span text:style-name="T2">float</text:span><text:span text:style-name="T3"> gyroZ;</text:span></text:p>
      <text:p text:style-name="P1"><text:span text:style-name="T2">extern</text:span><text:span text:style-name="T3"> </text:span><text:span text:style-name="T2">float</text:span><text:span text:style-name="T3"> accelX;</text:span></text:p>
      <text:p text:style-name="P1"><text:span text:style-name="T2">extern</text:span><text:span text:style-name="T3"> </text:span><text:span text:style-name="T2">float</text:span><text:span text:style-name="T3"> accelY;</text:span></text:p>
      <text:p text:style-name="P1"><text:span text:style-name="T2">extern</text:span><text:span text:style-name="T3"> </text:span><text:span text:style-name="T2">float</text:span><text:span text:style-name="T3"> accelZ;</text:span></text:p>
      <text:p text:style-name="P2"/>
      <text:p text:style-name="P1"><text:span text:style-name="T2">extern</text:span><text:span text:style-name="T3"> </text:span><text:span text:style-name="T7">int8_t</text:span><text:span text:style-name="T3"> sideDataRight;</text:span></text:p>
      <text:p text:style-name="P1"><text:span text:style-name="T2">extern</text:span><text:span text:style-name="T3"> </text:span><text:span text:style-name="T7">int8_t</text:span><text:span text:style-name="T3"> speedDataRight;</text:span></text:p>
      <text:p text:style-name="P1"><text:span text:style-name="T2">extern</text:span><text:span text:style-name="T3"> </text:span><text:span text:style-name="T7">int8_t</text:span><text:span text:style-name="T3"> sideDataLeft;</text:span></text:p>
      <text:p text:style-name="P1"><text:span text:style-name="T2">extern</text:span><text:span text:style-name="T3"> </text:span><text:span text:style-name="T7">int8_t</text:span><text:span text:style-name="T3"> speedDataLeft;</text:span></text:p>
      <text:p text:style-name="P1"><text:span text:style-name="T2">extern</text:span><text:span text:style-name="T3"> </text:span><text:span text:style-name="T7">int8_t</text:span><text:span text:style-name="T3"> sideRXDataRight;</text:span></text:p>
      <text:p text:style-name="P1"><text:span text:style-name="T2">extern</text:span><text:span text:style-name="T3"> </text:span><text:span text:style-name="T7">int8_t</text:span><text:span text:style-name="T3"> sideRXDataLeft;</text:span></text:p>
      <text:p text:style-name="P2"/>
      <text:p text:style-name="P1"><text:span text:style-name="T2">extern</text:span><text:span text:style-name="T3"> </text:span><text:span text:style-name="T7">uint8_t</text:span><text:span text:style-name="T3"> sensorData1;</text:span></text:p>
      <text:p text:style-name="P1"><text:span text:style-name="T2">extern</text:span><text:span text:style-name="T3"> </text:span><text:span text:style-name="T7">uint8_t</text:span><text:span text:style-name="T3"> sensorData2;</text:span></text:p>
      <text:p text:style-name="P1"><text:span text:style-name="T2">extern</text:span><text:span text:style-name="T3"> </text:span><text:span text:style-name="T7">uint8_t</text:span><text:span text:style-name="T3"> sensorData3;</text:span></text:p>
      <text:p text:style-name="P1"><text:span text:style-name="T2">extern</text:span><text:span text:style-name="T3"> </text:span><text:span text:style-name="T7">uint8_t</text:span><text:span text:style-name="T3"> sensorData4;</text:span></text:p>
      <text:p text:style-name="P1"><text:span text:style-name="T2">extern</text:span><text:span text:style-name="T3"> </text:span><text:span text:style-name="T7">uint8_t</text:span><text:span text:style-name="T3"> sensorData5;</text:span></text:p>
      <text:p text:style-name="P1"><text:span text:style-name="T2">extern</text:span><text:span text:style-name="T3"> </text:span><text:span text:style-name="T7">uint8_t</text:span><text:span text:style-name="T3"> sensorData6;</text:span></text:p>
      <text:p text:style-name="P2"/>
      <text:p text:style-name="P1"><text:span text:style-name="T2">extern</text:span><text:span text:style-name="T3"> </text:span><text:span text:style-name="T7">uint8_t</text:span><text:span text:style-name="T3"> sensorData7;</text:span></text:p>
      <text:p text:style-name="P1"><text:span text:style-name="T2">extern</text:span><text:span text:style-name="T3"> </text:span><text:span text:style-name="T7">uint8_t</text:span><text:span text:style-name="T3"> sensorData8;</text:span></text:p>
      <text:p text:style-name="P1"><text:span text:style-name="T2">extern</text:span><text:span text:style-name="T3"> </text:span><text:span text:style-name="T7">uint8_t</text:span><text:span text:style-name="T3"> sensorData9;</text:span></text:p>
      <text:p text:style-name="P1"><text:span text:style-name="T2">extern</text:span><text:span text:style-name="T3"> </text:span><text:span text:style-name="T7">uint8_t</text:span><text:span text:style-name="T3"> sensorData10;</text:span></text:p>
      <text:p text:style-name="P1"><text:span text:style-name="T2">extern</text:span><text:span text:style-name="T3"> </text:span><text:span text:style-name="T7">uint8_t</text:span><text:span text:style-name="T3"> sensorData11;</text:span></text:p>
      <text:p text:style-name="P1"><text:span text:style-name="T2">extern</text:span><text:span text:style-name="T3"> </text:span><text:span text:style-name="T7">uint8_t</text:span><text:span text:style-name="T3"> sensorData12;</text:span></text:p>
      <text:p text:style-name="P2"/>
      <text:p text:style-name="P1"><text:span text:style-name="T2">extern</text:span><text:span text:style-name="T3"> </text:span><text:span text:style-name="T7">uint8_t</text:span><text:span text:style-name="T3"> speedRXDataRight;</text:span></text:p>
      <text:p text:style-name="P1"><text:span text:style-name="T2">extern</text:span><text:span text:style-name="T3"> </text:span><text:span text:style-name="T7">uint8_t</text:span><text:span text:style-name="T3"> speedRXDataLeft;</text:span></text:p>
      <text:p text:style-name="P2"/>
      <text:p text:style-name="P1"><text:span text:style-name="T2">extern</text:span><text:span text:style-name="T3"> </text:span><text:span text:style-name="T7">uint32_t</text:span><text:span text:style-name="T3"> leftCount, rightCount;</text:span></text:p>
      <text:p text:style-name="P2"/>
      <text:p text:style-name="P1"><text:span text:style-name="T2">extern</text:span><text:span text:style-name="T3"> </text:span><text:span text:style-name="T7">CAN_RxHeaderTypeDef</text:span><text:span text:style-name="T3"> wheel_RxHeader;</text:span></text:p>
      <text:p text:style-name="P2"><text:soft-page-break/></text:p>
      <text:p text:style-name="P1"><text:span text:style-name="T2">struct</text:span><text:span text:style-name="T3"> </text:span><text:span text:style-name="T7">ringbuffer</text:span><text:span text:style-name="T3"> rb;</text:span></text:p>
      <text:p text:style-name="P2"/>
      <text:p text:style-name="P1"><text:span text:style-name="T3">ros::</text:span><text:span text:style-name="T7">NodeHandle</text:span><text:span text:style-name="T3"> nh;</text:span></text:p>
      <text:p text:style-name="P2"/>
      <text:p text:style-name="P1"><text:span text:style-name="T3">std_msgs::</text:span><text:span text:style-name="T7">Int8</text:span><text:span text:style-name="T3"> uint_msg_right;</text:span></text:p>
      <text:p text:style-name="P1"><text:span text:style-name="T3">std_msgs::</text:span><text:span text:style-name="T7">Int8</text:span><text:span text:style-name="T3"> uint_msg_left;</text:span></text:p>
      <text:p text:style-name="P2"/>
      <text:p text:style-name="P1"><text:span text:style-name="T3">std_msgs::</text:span><text:span text:style-name="T7">UInt8</text:span><text:span text:style-name="T3"> sensor_data_msg;</text:span></text:p>
      <text:p text:style-name="P2"/>
      <text:p text:style-name="P1"><text:span text:style-name="T3">geometry_msgs::</text:span><text:span text:style-name="T7">Vector3</text:span><text:span text:style-name="T3"> gyro_msg;</text:span></text:p>
      <text:p text:style-name="P1"><text:span text:style-name="T3">geometry_msgs::</text:span><text:span text:style-name="T7">Vector3</text:span><text:span text:style-name="T3"> accel_msg;</text:span></text:p>
      <text:p text:style-name="P2"/>
      <text:p text:style-name="P1"><text:span text:style-name="T3">sensor_msgs::</text:span><text:span text:style-name="T7">Range</text:span><text:span text:style-name="T3"> laser_sensor_msg_1;</text:span></text:p>
      <text:p text:style-name="P1"><text:span text:style-name="T3">sensor_msgs::</text:span><text:span text:style-name="T7">Range</text:span><text:span text:style-name="T3"> laser_sensor_msg_2;</text:span></text:p>
      <text:p text:style-name="P1"><text:span text:style-name="T3">sensor_msgs::</text:span><text:span text:style-name="T7">Range</text:span><text:span text:style-name="T3"> laser_sensor_msg_3;</text:span></text:p>
      <text:p text:style-name="P1"><text:span text:style-name="T3">sensor_msgs::</text:span><text:span text:style-name="T7">Range</text:span><text:span text:style-name="T3"> laser_sensor_msg_4;</text:span></text:p>
      <text:p text:style-name="P1"><text:span text:style-name="T3">sensor_msgs::</text:span><text:span text:style-name="T7">Range</text:span><text:span text:style-name="T3"> laser_sensor_msg_5;</text:span></text:p>
      <text:p text:style-name="P1"><text:span text:style-name="T3">sensor_msgs::</text:span><text:span text:style-name="T7">Range</text:span><text:span text:style-name="T3"> laser_sensor_msg_6;</text:span></text:p>
      <text:p text:style-name="P1"><text:span text:style-name="T3">sensor_msgs::</text:span><text:span text:style-name="T7">Range</text:span><text:span text:style-name="T3"> laser_sensor_msg_7;</text:span></text:p>
      <text:p text:style-name="P1"><text:span text:style-name="T3">sensor_msgs::</text:span><text:span text:style-name="T7">Range</text:span><text:span text:style-name="T3"> laser_sensor_msg_8;</text:span></text:p>
      <text:p text:style-name="P1"><text:span text:style-name="T3">sensor_msgs::</text:span><text:span text:style-name="T7">Range</text:span><text:span text:style-name="T3"> laser_sensor_msg_9;</text:span></text:p>
      <text:p text:style-name="P1"><text:span text:style-name="T3">sensor_msgs::</text:span><text:span text:style-name="T7">Range</text:span><text:span text:style-name="T3"> laser_sensor_msg_10;</text:span></text:p>
      <text:p text:style-name="P1"><text:span text:style-name="T3">sensor_msgs::</text:span><text:span text:style-name="T7">Range</text:span><text:span text:style-name="T3"> laser_sensor_msg_11;</text:span></text:p>
      <text:p text:style-name="P1"><text:span text:style-name="T3">sensor_msgs::</text:span><text:span text:style-name="T7">Range</text:span><text:span text:style-name="T3"> laser_sensor_msg_12;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rpm_right_subCb</text:span><text:span text:style-name="T3">(</text:span><text:span text:style-name="T2">const</text:span><text:span text:style-name="T3"> std_msgs::</text:span><text:span text:style-name="T7">Int8</text:span><text:span text:style-name="T3">&amp; msg);</text:span></text:p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rpm_left_subCb</text:span><text:span text:style-name="T3">(</text:span><text:span text:style-name="T2">const</text:span><text:span text:style-name="T3"> std_msgs::</text:span><text:span text:style-name="T7">Int8</text:span><text:span text:style-name="T3">&amp; msg);</text:span></text:p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init_ROS</text:span><text:span text:style-name="T3">();</text:span></text:p>
      <text:p text:style-name="P2"/>
      <text:p text:style-name="P1"><text:span text:style-name="T3">ros::</text:span><text:span text:style-name="T7">Publisher</text:span><text:span text:style-name="T3"> gyro(</text:span><text:span text:style-name="T5">"</text:span><text:span text:style-name="T6">gyro</text:span><text:span text:style-name="T5">"</text:span><text:span text:style-name="T3">, &amp;gyro_msg);</text:span></text:p>
      <text:p text:style-name="P1"><text:span text:style-name="T3">ros::</text:span><text:span text:style-name="T7">Publisher</text:span><text:span text:style-name="T3"> accel(</text:span><text:span text:style-name="T5">"</text:span><text:span text:style-name="T6">accel</text:span><text:span text:style-name="T5">"</text:span><text:span text:style-name="T3">, &amp;accel_msg);</text:span></text:p>
      <text:p text:style-name="P1"><text:span text:style-name="T3">ros::</text:span><text:span text:style-name="T7">Publisher</text:span><text:span text:style-name="T3"> rpm_right(</text:span><text:span text:style-name="T5">"rpm_right"</text:span><text:span text:style-name="T3">, &amp;uint_msg_right);</text:span></text:p>
      <text:p text:style-name="P1"><text:span text:style-name="T3">ros::</text:span><text:span text:style-name="T7">Publisher</text:span><text:span text:style-name="T3"> rpm_left(</text:span><text:span text:style-name="T5">"rpm_left"</text:span><text:span text:style-name="T3">, &amp;uint_msg_left);</text:span></text:p>
      <text:p text:style-name="P1"><text:span text:style-name="T3">ros::</text:span><text:span text:style-name="T7">Subscriber</text:span><text:span text:style-name="T3">&lt;std_msgs::</text:span><text:span text:style-name="T7">Int8</text:span><text:span text:style-name="T3">&gt; rpm_right_sub(</text:span><text:span text:style-name="T5">"rpm_right_sub"</text:span><text:span text:style-name="T3">, rpm_right_subCb);</text:span></text:p>
      <text:p text:style-name="P1"><text:span text:style-name="T3">ros::</text:span><text:span text:style-name="T7">Subscriber</text:span><text:span text:style-name="T3">&lt;std_msgs::</text:span><text:span text:style-name="T7">Int8</text:span><text:span text:style-name="T3">&gt; rpm_left_sub(</text:span><text:span text:style-name="T5">"rpm_left_sub"</text:span><text:span text:style-name="T3">, rpm_left_subCb);</text:span></text:p>
      <text:p text:style-name="P2"/>
      <text:p text:style-name="P1"><text:span text:style-name="T3">ros::</text:span><text:span text:style-name="T7">Publisher</text:span><text:span text:style-name="T3"> sensor_data(</text:span><text:span text:style-name="T5">"sensor_data"</text:span><text:span text:style-name="T3">, &amp;sensor_data_msg);</text:span></text:p>
      <text:p text:style-name="P2"/>
      <text:p text:style-name="P1"><text:span text:style-name="T3">ros::</text:span><text:span text:style-name="T7">Publisher</text:span><text:span text:style-name="T3"> laser_sensor_data_1(</text:span><text:span text:style-name="T5">"laser_sensor_msg_1"</text:span><text:span text:style-name="T3">, &amp;laser_sensor_msg_1);</text:span></text:p>
      <text:p text:style-name="P1"><text:span text:style-name="T3">ros::</text:span><text:span text:style-name="T7">Publisher</text:span><text:span text:style-name="T3"> laser_sensor_data_2(</text:span><text:span text:style-name="T5">"laser_sensor_msg_1"</text:span><text:span text:style-name="T3">, &amp;laser_sensor_msg_2);</text:span></text:p>
      <text:p text:style-name="P1"><text:span text:style-name="T3">ros::</text:span><text:span text:style-name="T7">Publisher</text:span><text:span text:style-name="T3"> laser_sensor_data_3(</text:span><text:span text:style-name="T5">"laser_sensor_msg_1"</text:span><text:span text:style-name="T3">, &amp;laser_sensor_msg_3);</text:span></text:p>
      <text:p text:style-name="P1"><text:span text:style-name="T3">ros::</text:span><text:span text:style-name="T7">Publisher</text:span><text:span text:style-name="T3"> laser_sensor_data_4(</text:span><text:span text:style-name="T5">"laser_sensor_msg_1"</text:span><text:span text:style-name="T3">, &amp;laser_sensor_msg_4);</text:span></text:p>
      <text:p text:style-name="P1"><text:span text:style-name="T3">ros::</text:span><text:span text:style-name="T7">Publisher</text:span><text:span text:style-name="T3"> laser_sensor_data_5(</text:span><text:span text:style-name="T5">"laser_sensor_msg_1"</text:span><text:span text:style-name="T3">, &amp;laser_sensor_msg_5);</text:span></text:p>
      <text:p text:style-name="P1"><text:span text:style-name="T3">ros::</text:span><text:span text:style-name="T7">Publisher</text:span><text:span text:style-name="T3"> laser_sensor_data_6(</text:span><text:span text:style-name="T5">"laser_sensor_msg_1"</text:span><text:span text:style-name="T3">, &amp;laser_sensor_msg_6);</text:span></text:p>
      <text:p text:style-name="P1"><text:span text:style-name="T3">ros::</text:span><text:span text:style-name="T7">Publisher</text:span><text:span text:style-name="T3"> laser_sensor_data_7(</text:span><text:span text:style-name="T5">"laser_sensor_msg_1"</text:span><text:span text:style-name="T3">, &amp;laser_sensor_msg_7);</text:span></text:p>
      <text:p text:style-name="P1"><text:span text:style-name="T3">ros::</text:span><text:span text:style-name="T7">Publisher</text:span><text:span text:style-name="T3"> laser_sensor_data_8(</text:span><text:span text:style-name="T5">"laser_sensor_msg_1"</text:span><text:span text:style-name="T3">, &amp;laser_sensor_msg_8);</text:span></text:p>
      <text:p text:style-name="P1"><text:span text:style-name="T3">ros::</text:span><text:span text:style-name="T7">Publisher</text:span><text:span text:style-name="T3"> laser_sensor_data_9(</text:span><text:span text:style-name="T5">"laser_sensor_msg_1"</text:span><text:span text:style-name="T3">, &amp;laser_sensor_msg_9);</text:span></text:p>
      <text:p text:style-name="P1"><text:span text:style-name="T3">ros::</text:span><text:span text:style-name="T7">Publisher</text:span><text:span text:style-name="T3"> laser_sensor_data_10(</text:span><text:span text:style-name="T5">"laser_sensor_msg_1"</text:span><text:span text:style-name="T3">, &amp;laser_sensor_msg_10);</text:span></text:p>
      <text:p text:style-name="P1"><text:span text:style-name="T3">ros::</text:span><text:span text:style-name="T7">Publisher</text:span><text:span text:style-name="T3"> laser_sensor_data_11(</text:span><text:span text:style-name="T5">"laser_sensor_msg_1"</text:span><text:span text:style-name="T3">, &amp;laser_sensor_msg_11);</text:span></text:p>
      <text:p text:style-name="P1"><text:span text:style-name="T3">ros::</text:span><text:span text:style-name="T7">Publisher</text:span><text:span text:style-name="T3"> laser_sensor_data_12(</text:span><text:span text:style-name="T5">"laser_sensor_msg_1"</text:span><text:span text:style-name="T3">, &amp;laser_sensor_msg_12);</text:span></text:p>
      <text:p text:style-name="P2"/>
      <text:p text:style-name="P1"><text:span text:style-name="T1">//static nbt_t vector_nbt;</text:span></text:p>
      <text:p text:style-name="P1"><text:span text:style-name="T2">static</text:span><text:span text:style-name="T3"> </text:span><text:span text:style-name="T7">nbt_t</text:span><text:span text:style-name="T3"> gyro_nbt;</text:span></text:p>
      <text:p text:style-name="P1"><text:span text:style-name="T2">static</text:span><text:span text:style-name="T3"> </text:span><text:span text:style-name="T7">nbt_t</text:span><text:span text:style-name="T3"> accel_nbt;</text:span></text:p>
      <text:p text:style-name="P1"><text:span text:style-name="T2">static</text:span><text:span text:style-name="T3"> </text:span><text:span text:style-name="T7">nbt_t</text:span><text:span text:style-name="T3"> rpm_right_nbt;</text:span></text:p>
      <text:p text:style-name="P1"><text:span text:style-name="T2">static</text:span><text:span text:style-name="T3"> </text:span><text:span text:style-name="T7">nbt_t</text:span><text:span text:style-name="T3"> rpm_left_nbt;</text:span></text:p>
      <text:p text:style-name="P1"><text:span text:style-name="T2">static</text:span><text:span text:style-name="T3"> </text:span><text:span text:style-name="T7">nbt_t</text:span><text:span text:style-name="T3"> ros_nbt;</text:span></text:p>
      <text:p text:style-name="P2"/>
      <text:p text:style-name="P1"><text:span text:style-name="T2">static</text:span><text:span text:style-name="T3"> </text:span><text:span text:style-name="T7">nbt_t</text:span><text:span text:style-name="T3"> sensor_data_nbt;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rpm_right_subCb</text:span><text:span text:style-name="T3">(</text:span><text:span text:style-name="T2">const</text:span><text:span text:style-name="T3"> std_msgs::</text:span><text:span text:style-name="T7">Int8</text:span><text:span text:style-name="T3">&amp; msg)</text:span></text:p>
      <text:p text:style-name="P1"><text:soft-page-break/><text:span text:style-name="T3">{</text:span></text:p>
      <text:p text:style-name="P1"><text:span text:style-name="T3"><text:tab/></text:span><text:span text:style-name="T2">if</text:span><text:span text:style-name="T3"> (msg.</text:span><text:span text:style-name="T8">data</text:span><text:span text:style-name="T3"> &gt;= 6) {</text:span></text:p>
      <text:p text:style-name="P1"><text:span text:style-name="T3"><text:tab/><text:tab/>speedDataRight = msg.</text:span><text:span text:style-name="T8">data</text:span><text:span text:style-name="T3">;</text:span></text:p>
      <text:p text:style-name="P1"><text:span text:style-name="T3"><text:tab/><text:tab/>sideDataRight = 1;</text:span></text:p>
      <text:p text:style-name="P1"><text:span text:style-name="T3"><text:tab/>}</text:span></text:p>
      <text:p text:style-name="P1"><text:span text:style-name="T3"><text:tab/></text:span><text:span text:style-name="T2">else</text:span><text:span text:style-name="T3"> </text:span><text:span text:style-name="T2">if</text:span><text:span text:style-name="T3"> (msg.</text:span><text:span text:style-name="T8">data</text:span><text:span text:style-name="T3"> &lt;= -6) {</text:span></text:p>
      <text:p text:style-name="P1"><text:span text:style-name="T3"><text:tab/><text:tab/>speedDataRight = -(msg.</text:span><text:span text:style-name="T8">data</text:span><text:span text:style-name="T3">);</text:span></text:p>
      <text:p text:style-name="P1"><text:span text:style-name="T3"><text:tab/><text:tab/>sideDataRight = 0;</text:span></text:p>
      <text:p text:style-name="P1"><text:span text:style-name="T3"><text:tab/>}</text:span></text:p>
      <text:p text:style-name="P1"><text:span text:style-name="T3"><text:tab/></text:span><text:span text:style-name="T2">else</text:span><text:span text:style-name="T3"> {</text:span></text:p>
      <text:p text:style-name="P1"><text:span text:style-name="T3"><text:tab/><text:tab/>speedDataRight = 0;</text:span></text:p>
      <text:p text:style-name="P1"><text:span text:style-name="T3"><text:tab/>}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rpm_left_subCb</text:span><text:span text:style-name="T3">(</text:span><text:span text:style-name="T2">const</text:span><text:span text:style-name="T3"> std_msgs::</text:span><text:span text:style-name="T7">Int8</text:span><text:span text:style-name="T3">&amp; msg)</text:span></text:p>
      <text:p text:style-name="P1"><text:span text:style-name="T3">{</text:span></text:p>
      <text:p text:style-name="P1"><text:span text:style-name="T3"><text:tab/></text:span><text:span text:style-name="T2">if</text:span><text:span text:style-name="T3"> (msg.</text:span><text:span text:style-name="T8">data</text:span><text:span text:style-name="T3"> &gt;= 6) {</text:span></text:p>
      <text:p text:style-name="P1"><text:span text:style-name="T3"><text:tab/><text:tab/>speedDataLeft = msg.</text:span><text:span text:style-name="T8">data</text:span><text:span text:style-name="T3">;</text:span></text:p>
      <text:p text:style-name="P1"><text:span text:style-name="T3"><text:tab/><text:tab/>sideDataLeft = 0;</text:span></text:p>
      <text:p text:style-name="P1"><text:span text:style-name="T3"><text:tab/>}</text:span></text:p>
      <text:p text:style-name="P1"><text:span text:style-name="T3"><text:tab/></text:span><text:span text:style-name="T2">else</text:span><text:span text:style-name="T3"> </text:span><text:span text:style-name="T2">if</text:span><text:span text:style-name="T3"> (msg.</text:span><text:span text:style-name="T8">data</text:span><text:span text:style-name="T3"> &lt;= -6) {</text:span></text:p>
      <text:p text:style-name="P1"><text:span text:style-name="T3"><text:tab/><text:tab/>speedDataLeft = -(msg.</text:span><text:span text:style-name="T8">data</text:span><text:span text:style-name="T3">);</text:span></text:p>
      <text:p text:style-name="P1"><text:span text:style-name="T3"><text:tab/><text:tab/>sideDataLeft = 1;</text:span></text:p>
      <text:p text:style-name="P1"><text:span text:style-name="T3"><text:tab/>}</text:span></text:p>
      <text:p text:style-name="P1"><text:span text:style-name="T3"><text:tab/></text:span><text:span text:style-name="T2">else</text:span><text:span text:style-name="T3"> {</text:span></text:p>
      <text:p text:style-name="P1"><text:span text:style-name="T3"><text:tab/><text:tab/>speedDataLeft = 0;</text:span></text:p>
      <text:p text:style-name="P1"><text:span text:style-name="T3"><text:tab/>}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cdc_receive_put</text:span><text:span text:style-name="T3">(</text:span><text:span text:style-name="T7">uint8_t</text:span><text:span text:style-name="T3"> value)</text:span></text:p>
      <text:p text:style-name="P1"><text:span text:style-name="T3"><text:tab/>{</text:span></text:p>
      <text:p text:style-name="P1"><text:span text:style-name="T3"><text:tab/><text:tab/>ringbuffer_putchar(&amp;rb, value);</text:span></text:p>
      <text:p text:style-name="P1"><text:span text:style-name="T3"><text:tab/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init_ROS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3"><text:tab/>ringbuffer_init(&amp;rb, RxBuffer, RxBufferSize);</text:span></text:p>
      <text:p text:style-name="P1"><text:span text:style-name="T3"><text:tab/></text:span><text:span text:style-name="T1">// Initialize ROS</text:span></text:p>
      <text:p text:style-name="P1"><text:span text:style-name="T3"><text:tab/>nh.initNode();</text:span></text:p>
      <text:p text:style-name="P1"><text:span text:style-name="T3"><text:tab/>nh.advertise(gyro);</text:span></text:p>
      <text:p text:style-name="P1"><text:span text:style-name="T3"><text:tab/>nh.advertise(accel);</text:span></text:p>
      <text:p text:style-name="P1"><text:span text:style-name="T3"><text:tab/>nh.advertise(rpm_left);</text:span></text:p>
      <text:p text:style-name="P1"><text:span text:style-name="T3"><text:tab/>nh.advertise(rpm_right);</text:span></text:p>
      <text:p text:style-name="P2"/>
      <text:p text:style-name="P1"><text:span text:style-name="T3"><text:tab/></text:span><text:span text:style-name="T1">//nh.advertise(sensor_data);</text:span></text:p>
      <text:p text:style-name="P1"><text:span text:style-name="T3"><text:tab/>nh.advertise(laser_sensor_data_1);</text:span></text:p>
      <text:p text:style-name="P1"><text:span text:style-name="T3"><text:tab/>nh.advertise(laser_sensor_data_2);</text:span></text:p>
      <text:p text:style-name="P1"><text:span text:style-name="T3"><text:tab/>nh.advertise(laser_sensor_data_3);</text:span></text:p>
      <text:p text:style-name="P1"><text:span text:style-name="T3"><text:tab/>nh.advertise(laser_sensor_data_4);</text:span></text:p>
      <text:p text:style-name="P1"><text:span text:style-name="T3"><text:tab/>nh.advertise(laser_sensor_data_5);</text:span></text:p>
      <text:p text:style-name="P1"><text:span text:style-name="T3"><text:tab/>nh.advertise(laser_sensor_data_6);</text:span></text:p>
      <text:p text:style-name="P2"/>
      <text:p text:style-name="P1"><text:span text:style-name="T3"><text:tab/>nh.subscribe(rpm_left_sub);</text:span></text:p>
      <text:p text:style-name="P1"><text:span text:style-name="T3"><text:tab/>nh.subscribe(rpm_right_sub);</text:span></text:p>
      <text:p text:style-name="P2"/>
      <text:p text:style-name="P1"><text:span text:style-name="T3"><text:tab/>NBT_init(&amp;rpm_left_nbt, 9);</text:span></text:p>
      <text:p text:style-name="P1"><text:span text:style-name="T3"><text:tab/>NBT_init(&amp;rpm_right_nbt, 9);</text:span></text:p>
      <text:p text:style-name="P1"><text:span text:style-name="T3"><text:tab/>NBT_init(&amp;gyro_nbt, 9);</text:span></text:p>
      <text:p text:style-name="P1"><text:span text:style-name="T3"><text:tab/>NBT_init(&amp;accel_nbt, 9);</text:span></text:p>
      <text:p text:style-name="P1"><text:span text:style-name="T3"><text:tab/>NBT_init(&amp;ros_nbt, 1);</text:span></text:p>
      <text:p text:style-name="P2"/>
      <text:p text:style-name="P1"><text:span text:style-name="T3"><text:tab/>NBT_init(&amp;sensor_data_nbt, 9);</text:span></text:p>
      <text:p text:style-name="P1"><text:soft-page-break/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laser_sensor_handler_1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1">//<text:tab/>uint8 ULTRASOUND=0</text:span></text:p>
      <text:p text:style-name="P1"><text:span text:style-name="T1">//<text:tab/>uint8 INFRARED=1</text:span></text:p>
      <text:p text:style-name="P1"><text:span text:style-name="T1">//<text:tab/>std_msgs/Header header</text:span></text:p>
      <text:p text:style-name="P1"><text:span text:style-name="T1">//<text:tab/>uint8 radiation_type</text:span></text:p>
      <text:p text:style-name="P1"><text:span text:style-name="T1">//<text:tab/>float32 field_of_view</text:span></text:p>
      <text:p text:style-name="P1"><text:span text:style-name="T1">//<text:tab/>float32 min_range</text:span></text:p>
      <text:p text:style-name="P1"><text:span text:style-name="T1">//<text:tab/>float32 max_range</text:span></text:p>
      <text:p text:style-name="P1"><text:span text:style-name="T1">//<text:tab/>float32 range</text:span></text:p>
      <text:p text:style-name="P1"><text:span text:style-name="T3"><text:tab/></text:span><text:span text:style-name="T2">char</text:span><text:span text:style-name="T3"> frame_id_1[] = </text:span><text:span text:style-name="T5">"sensor_frame_fr_0"</text:span><text:span text:style-name="T3">;</text:span></text:p>
      <text:p text:style-name="P1"><text:span text:style-name="T3"><text:tab/>laser_sensor_msg_1.</text:span><text:span text:style-name="T8">min_range</text:span><text:span text:style-name="T3"> = 0.0;</text:span></text:p>
      <text:p text:style-name="P1"><text:span text:style-name="T3"><text:tab/>laser_sensor_msg_1.</text:span><text:span text:style-name="T8">max_range</text:span><text:span text:style-name="T3"> = 2.0;</text:span></text:p>
      <text:p text:style-name="P1"><text:span text:style-name="T3"><text:tab/>laser_sensor_msg_1.</text:span><text:span text:style-name="T8">field_of_view</text:span><text:span text:style-name="T3"> = 0.436332;</text:span></text:p>
      <text:p text:style-name="P1"><text:span text:style-name="T3"><text:tab/>laser_sensor_msg_1.</text:span><text:span text:style-name="T8">radiation_type</text:span><text:span text:style-name="T3"> = 1;</text:span></text:p>
      <text:p text:style-name="P1"><text:span text:style-name="T3"><text:tab/>laser_sensor_msg_1.</text:span><text:span text:style-name="T8">range</text:span><text:span text:style-name="T3"> = sensorData1/100;</text:span></text:p>
      <text:p text:style-name="P1"><text:span text:style-name="T3"><text:tab/>laser_sensor_msg_1.</text:span><text:span text:style-name="T8">header</text:span><text:span text:style-name="T3">.</text:span><text:span text:style-name="T8">frame_id</text:span><text:span text:style-name="T3"> = frame_id_1;</text:span></text:p>
      <text:p text:style-name="P1"><text:span text:style-name="T3"><text:tab/>laser_sensor_data_1.publish(&amp;laser_sensor_msg_1);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laser_sensor_handler_2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1">//<text:tab/>uint8 ULTRASOUND=0</text:span></text:p>
      <text:p text:style-name="P1"><text:span text:style-name="T1">//<text:tab/>uint8 INFRARED=1</text:span></text:p>
      <text:p text:style-name="P1"><text:span text:style-name="T1">//<text:tab/>std_msgs/Header header</text:span></text:p>
      <text:p text:style-name="P1"><text:span text:style-name="T1">//<text:tab/>uint8 radiation_type</text:span></text:p>
      <text:p text:style-name="P1"><text:span text:style-name="T1">//<text:tab/>float32 field_of_view</text:span></text:p>
      <text:p text:style-name="P1"><text:span text:style-name="T1">//<text:tab/>float32 min_range</text:span></text:p>
      <text:p text:style-name="P1"><text:span text:style-name="T1">//<text:tab/>float32 max_range</text:span></text:p>
      <text:p text:style-name="P1"><text:span text:style-name="T1">//<text:tab/>float32 range</text:span></text:p>
      <text:p text:style-name="P1"><text:span text:style-name="T3"><text:tab/></text:span><text:span text:style-name="T2">char</text:span><text:span text:style-name="T3"> frame_id_2[] = </text:span><text:span text:style-name="T5">"sensor_frame_fr_1"</text:span><text:span text:style-name="T3">;</text:span></text:p>
      <text:p text:style-name="P1"><text:span text:style-name="T3"><text:tab/>laser_sensor_msg_2.</text:span><text:span text:style-name="T8">min_range</text:span><text:span text:style-name="T3"> = 0.0;</text:span></text:p>
      <text:p text:style-name="P1"><text:span text:style-name="T3"><text:tab/>laser_sensor_msg_2.</text:span><text:span text:style-name="T8">max_range</text:span><text:span text:style-name="T3"> = 2.0;</text:span></text:p>
      <text:p text:style-name="P1"><text:span text:style-name="T3"><text:tab/>laser_sensor_msg_2.</text:span><text:span text:style-name="T8">field_of_view</text:span><text:span text:style-name="T3"> = 0.436332;</text:span></text:p>
      <text:p text:style-name="P1"><text:span text:style-name="T3"><text:tab/>laser_sensor_msg_2.</text:span><text:span text:style-name="T8">radiation_type</text:span><text:span text:style-name="T3"> = 1;</text:span></text:p>
      <text:p text:style-name="P1"><text:span text:style-name="T3"><text:tab/>laser_sensor_msg_2.</text:span><text:span text:style-name="T8">range</text:span><text:span text:style-name="T3"> = sensorData2/100;</text:span></text:p>
      <text:p text:style-name="P1"><text:span text:style-name="T3"><text:tab/>laser_sensor_msg_2.</text:span><text:span text:style-name="T8">header</text:span><text:span text:style-name="T3">.</text:span><text:span text:style-name="T8">frame_id</text:span><text:span text:style-name="T3"> = frame_id_2;</text:span></text:p>
      <text:p text:style-name="P1"><text:span text:style-name="T3"><text:tab/>laser_sensor_data_2.publish(&amp;laser_sensor_msg_2);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laser_sensor_handler_3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1">//<text:tab/>uint8 ULTRASOUND=0</text:span></text:p>
      <text:p text:style-name="P1"><text:span text:style-name="T1">//<text:tab/>uint8 INFRARED=1</text:span></text:p>
      <text:p text:style-name="P1"><text:span text:style-name="T1">//<text:tab/>std_msgs/Header header</text:span></text:p>
      <text:p text:style-name="P1"><text:span text:style-name="T1">//<text:tab/>uint8 radiation_type</text:span></text:p>
      <text:p text:style-name="P1"><text:span text:style-name="T1">//<text:tab/>float32 field_of_view</text:span></text:p>
      <text:p text:style-name="P1"><text:span text:style-name="T1">//<text:tab/>float32 min_range</text:span></text:p>
      <text:p text:style-name="P1"><text:span text:style-name="T1">//<text:tab/>float32 max_range</text:span></text:p>
      <text:p text:style-name="P1"><text:span text:style-name="T1">//<text:tab/>float32 range</text:span></text:p>
      <text:p text:style-name="P1"><text:span text:style-name="T3"><text:tab/></text:span><text:span text:style-name="T2">char</text:span><text:span text:style-name="T3"> frame_id_3[] = </text:span><text:span text:style-name="T5">"sensor_frame_fr_2"</text:span><text:span text:style-name="T3">;</text:span></text:p>
      <text:p text:style-name="P1"><text:span text:style-name="T3"><text:tab/>laser_sensor_msg_3.</text:span><text:span text:style-name="T8">min_range</text:span><text:span text:style-name="T3"> = 0.0;</text:span></text:p>
      <text:p text:style-name="P1"><text:span text:style-name="T3"><text:tab/>laser_sensor_msg_3.</text:span><text:span text:style-name="T8">max_range</text:span><text:span text:style-name="T3"> = 2.0;</text:span></text:p>
      <text:p text:style-name="P1"><text:span text:style-name="T3"><text:tab/>laser_sensor_msg_3.</text:span><text:span text:style-name="T8">field_of_view</text:span><text:span text:style-name="T3"> = 0.436332;</text:span></text:p>
      <text:p text:style-name="P1"><text:span text:style-name="T3"><text:tab/>laser_sensor_msg_3.</text:span><text:span text:style-name="T8">radiation_type</text:span><text:span text:style-name="T3"> = 1;</text:span></text:p>
      <text:p text:style-name="P1"><text:span text:style-name="T3"><text:tab/>laser_sensor_msg_3.</text:span><text:span text:style-name="T8">range</text:span><text:span text:style-name="T3"> = sensorData3/100;</text:span></text:p>
      <text:p text:style-name="P1"><text:span text:style-name="T3"><text:tab/>laser_sensor_msg_3.</text:span><text:span text:style-name="T8">header</text:span><text:span text:style-name="T3">.</text:span><text:span text:style-name="T8">frame_id</text:span><text:span text:style-name="T3"> = frame_id_3;</text:span></text:p>
      <text:p text:style-name="P1"><text:span text:style-name="T3"><text:tab/>laser_sensor_data_3.publish(&amp;laser_sensor_msg_3);</text:span></text:p>
      <text:p text:style-name="P1"><text:span text:style-name="T3">}</text:span></text:p>
      <text:p text:style-name="P2"/>
      <text:p text:style-name="P1"><text:soft-page-break/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laser_sensor_handler_4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1">//<text:tab/>uint8 ULTRASOUND=0</text:span></text:p>
      <text:p text:style-name="P1"><text:span text:style-name="T1">//<text:tab/>uint8 INFRARED=1</text:span></text:p>
      <text:p text:style-name="P1"><text:span text:style-name="T1">//<text:tab/>std_msgs/Header header</text:span></text:p>
      <text:p text:style-name="P1"><text:span text:style-name="T1">//<text:tab/>uint8 radiation_type</text:span></text:p>
      <text:p text:style-name="P1"><text:span text:style-name="T1">//<text:tab/>float32 field_of_view</text:span></text:p>
      <text:p text:style-name="P1"><text:span text:style-name="T1">//<text:tab/>float32 min_range</text:span></text:p>
      <text:p text:style-name="P1"><text:span text:style-name="T1">//<text:tab/>float32 max_range</text:span></text:p>
      <text:p text:style-name="P1"><text:span text:style-name="T1">//<text:tab/>float32 range</text:span></text:p>
      <text:p text:style-name="P1"><text:span text:style-name="T3"><text:tab/></text:span><text:span text:style-name="T2">char</text:span><text:span text:style-name="T3"> frame_id_4[] = </text:span><text:span text:style-name="T5">"sensor_frame_fl_0"</text:span><text:span text:style-name="T3">;</text:span></text:p>
      <text:p text:style-name="P1"><text:span text:style-name="T3"><text:tab/>laser_sensor_msg_4.</text:span><text:span text:style-name="T8">min_range</text:span><text:span text:style-name="T3"> = 0.0;</text:span></text:p>
      <text:p text:style-name="P1"><text:span text:style-name="T3"><text:tab/>laser_sensor_msg_4.</text:span><text:span text:style-name="T8">max_range</text:span><text:span text:style-name="T3"> = 2.0;</text:span></text:p>
      <text:p text:style-name="P1"><text:span text:style-name="T3"><text:tab/>laser_sensor_msg_4.</text:span><text:span text:style-name="T8">field_of_view</text:span><text:span text:style-name="T3"> = 0.436332;</text:span></text:p>
      <text:p text:style-name="P1"><text:span text:style-name="T3"><text:tab/>laser_sensor_msg_4.</text:span><text:span text:style-name="T8">radiation_type</text:span><text:span text:style-name="T3"> = 1;</text:span></text:p>
      <text:p text:style-name="P1"><text:span text:style-name="T3"><text:tab/>laser_sensor_msg_4.</text:span><text:span text:style-name="T8">range</text:span><text:span text:style-name="T3"> = sensorData4/100;</text:span></text:p>
      <text:p text:style-name="P1"><text:span text:style-name="T3"><text:tab/>laser_sensor_msg_4.</text:span><text:span text:style-name="T8">header</text:span><text:span text:style-name="T3">.</text:span><text:span text:style-name="T8">frame_id</text:span><text:span text:style-name="T3"> = frame_id_4;</text:span></text:p>
      <text:p text:style-name="P1"><text:span text:style-name="T3"><text:tab/>laser_sensor_data_4.publish(&amp;laser_sensor_msg_4);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laser_sensor_handler_5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1">//<text:tab/>uint8 ULTRASOUND=0</text:span></text:p>
      <text:p text:style-name="P1"><text:span text:style-name="T1">//<text:tab/>uint8 INFRARED=1</text:span></text:p>
      <text:p text:style-name="P1"><text:span text:style-name="T1">//<text:tab/>std_msgs/Header header</text:span></text:p>
      <text:p text:style-name="P1"><text:span text:style-name="T1">//<text:tab/>uint8 radiation_type</text:span></text:p>
      <text:p text:style-name="P1"><text:span text:style-name="T1">//<text:tab/>float32 field_of_view</text:span></text:p>
      <text:p text:style-name="P1"><text:span text:style-name="T1">//<text:tab/>float32 min_range</text:span></text:p>
      <text:p text:style-name="P1"><text:span text:style-name="T1">//<text:tab/>float32 max_range</text:span></text:p>
      <text:p text:style-name="P1"><text:span text:style-name="T1">//<text:tab/>float32 range</text:span></text:p>
      <text:p text:style-name="P1"><text:span text:style-name="T3"><text:tab/></text:span><text:span text:style-name="T2">char</text:span><text:span text:style-name="T3"> frame_id_5[] = </text:span><text:span text:style-name="T5">"sensor_frame_fl_1"</text:span><text:span text:style-name="T3">;</text:span></text:p>
      <text:p text:style-name="P1"><text:span text:style-name="T3"><text:tab/>laser_sensor_msg_5.</text:span><text:span text:style-name="T8">min_range</text:span><text:span text:style-name="T3"> = 0.0;</text:span></text:p>
      <text:p text:style-name="P1"><text:span text:style-name="T3"><text:tab/>laser_sensor_msg_5.</text:span><text:span text:style-name="T8">max_range</text:span><text:span text:style-name="T3"> = 2.0;</text:span></text:p>
      <text:p text:style-name="P1"><text:span text:style-name="T3"><text:tab/>laser_sensor_msg_5.</text:span><text:span text:style-name="T8">field_of_view</text:span><text:span text:style-name="T3"> = 0.436332;</text:span></text:p>
      <text:p text:style-name="P1"><text:span text:style-name="T3"><text:tab/>laser_sensor_msg_5.</text:span><text:span text:style-name="T8">radiation_type</text:span><text:span text:style-name="T3"> = 1;</text:span></text:p>
      <text:p text:style-name="P1"><text:span text:style-name="T3"><text:tab/>laser_sensor_msg_5.</text:span><text:span text:style-name="T8">range</text:span><text:span text:style-name="T3"> = sensorData5/100;</text:span></text:p>
      <text:p text:style-name="P1"><text:span text:style-name="T3"><text:tab/>laser_sensor_msg_5.</text:span><text:span text:style-name="T8">header</text:span><text:span text:style-name="T3">.</text:span><text:span text:style-name="T8">frame_id</text:span><text:span text:style-name="T3"> = frame_id_5;</text:span></text:p>
      <text:p text:style-name="P1"><text:span text:style-name="T3"><text:tab/>laser_sensor_data_5.publish(&amp;laser_sensor_msg_5);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laser_sensor_handler_6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2"/>
      <text:p text:style-name="P1"><text:span text:style-name="T1">//<text:tab/>uint8 ULTRASOUND=0</text:span></text:p>
      <text:p text:style-name="P1"><text:span text:style-name="T1">//<text:tab/>uint8 INFRARED=1</text:span></text:p>
      <text:p text:style-name="P1"><text:span text:style-name="T1">//<text:tab/>std_msgs/Header header</text:span></text:p>
      <text:p text:style-name="P1"><text:span text:style-name="T1">//<text:tab/>uint8 radiation_type</text:span></text:p>
      <text:p text:style-name="P1"><text:span text:style-name="T1">//<text:tab/>float32 field_of_view</text:span></text:p>
      <text:p text:style-name="P1"><text:span text:style-name="T1">//<text:tab/>float32 min_range</text:span></text:p>
      <text:p text:style-name="P1"><text:span text:style-name="T1">//<text:tab/>float32 max_range</text:span></text:p>
      <text:p text:style-name="P1"><text:span text:style-name="T1">//<text:tab/>float32 range</text:span></text:p>
      <text:p text:style-name="P1"><text:span text:style-name="T3"><text:tab/></text:span><text:span text:style-name="T2">char</text:span><text:span text:style-name="T3"> frame_id_6[] = </text:span><text:span text:style-name="T5">"sensor_frame_fl_2"</text:span><text:span text:style-name="T3">;</text:span></text:p>
      <text:p text:style-name="P1"><text:span text:style-name="T3"><text:tab/>laser_sensor_msg_6.</text:span><text:span text:style-name="T8">min_range</text:span><text:span text:style-name="T3"> = 0.0;</text:span></text:p>
      <text:p text:style-name="P1"><text:span text:style-name="T3"><text:tab/>laser_sensor_msg_6.</text:span><text:span text:style-name="T8">max_range</text:span><text:span text:style-name="T3"> = 2.0;</text:span></text:p>
      <text:p text:style-name="P1"><text:span text:style-name="T3"><text:tab/>laser_sensor_msg_6.</text:span><text:span text:style-name="T8">field_of_view</text:span><text:span text:style-name="T3"> = 0.436332;</text:span></text:p>
      <text:p text:style-name="P1"><text:span text:style-name="T3"><text:tab/>laser_sensor_msg_6.</text:span><text:span text:style-name="T8">radiation_type</text:span><text:span text:style-name="T3"> = 1;</text:span></text:p>
      <text:p text:style-name="P1"><text:span text:style-name="T3"><text:tab/>laser_sensor_msg_6.</text:span><text:span text:style-name="T8">range</text:span><text:span text:style-name="T3"> = sensorData6/100;</text:span></text:p>
      <text:p text:style-name="P1"><text:span text:style-name="T3"><text:tab/>laser_sensor_msg_6.</text:span><text:span text:style-name="T8">header</text:span><text:span text:style-name="T3">.</text:span><text:span text:style-name="T8">frame_id</text:span><text:span text:style-name="T3"> = frame_id_6;</text:span></text:p>
      <text:p text:style-name="P1"><text:span text:style-name="T3"><text:tab/>laser_sensor_data_6.publish(&amp;laser_sensor_msg_6);</text:span></text:p>
      <text:p text:style-name="P2"/>
      <text:p text:style-name="P1"><text:span text:style-name="T3">}</text:span></text:p>
      <text:p text:style-name="P2"/>
      <text:p text:style-name="P1"><text:soft-page-break/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rpm_right_handler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3"><text:tab/> <text:s/></text:span><text:span text:style-name="T2">if</text:span><text:span text:style-name="T3"> (NBT_handler(&amp;rpm_right_nbt))</text:span></text:p>
      <text:p text:style-name="P1"><text:span text:style-name="T3"><text:tab/> <text:s/><text:tab/> <text:s/>{</text:span></text:p>
      <text:p text:style-name="P1"><text:span text:style-name="T3"><text:tab/><text:tab/> <text:s/><text:tab/> <text:s/></text:span><text:span text:style-name="T2">if</text:span><text:span text:style-name="T3"> (sideRXDataRight == 1) {</text:span></text:p>
      <text:p text:style-name="P1"><text:span text:style-name="T3"><text:tab/><text:tab/> <text:s/><text:tab/><text:tab/> <text:s/>uint_msg_right.</text:span><text:span text:style-name="T8">data</text:span><text:span text:style-name="T3"> = speedRXDataRight;</text:span></text:p>
      <text:p text:style-name="P1"><text:span text:style-name="T3"><text:tab/><text:tab/> <text:s/><text:tab/> <text:s/>}</text:span></text:p>
      <text:p text:style-name="P1"><text:span text:style-name="T3"><text:tab/><text:tab/> <text:s/><text:tab/> <text:s/></text:span><text:span text:style-name="T2">else</text:span><text:span text:style-name="T3"> </text:span><text:span text:style-name="T2">if</text:span><text:span text:style-name="T3"> (sideRXDataRight == 2) {</text:span></text:p>
      <text:p text:style-name="P1"><text:span text:style-name="T3"><text:tab/><text:tab/> <text:s/><text:tab/><text:tab/> <text:s/>uint_msg_right.</text:span><text:span text:style-name="T8">data</text:span><text:span text:style-name="T3"> = -speedRXDataRight;</text:span></text:p>
      <text:p text:style-name="P1"><text:span text:style-name="T3"><text:tab/><text:tab/> <text:s/><text:tab/> <text:s/>}</text:span></text:p>
      <text:p text:style-name="P1"><text:span text:style-name="T3"><text:tab/><text:tab/> <text:s/><text:tab/> <text:s/></text:span><text:span text:style-name="T2">else</text:span><text:span text:style-name="T3"> {</text:span></text:p>
      <text:p text:style-name="P1"><text:span text:style-name="T3"><text:tab/><text:tab/> <text:s/><text:tab/><text:tab/> <text:s/>uint_msg_right.</text:span><text:span text:style-name="T8">data</text:span><text:span text:style-name="T3"> = 0;</text:span></text:p>
      <text:p text:style-name="P1"><text:span text:style-name="T3"><text:tab/><text:tab/> <text:s/><text:tab/> <text:s/>}</text:span></text:p>
      <text:p text:style-name="P1"><text:span text:style-name="T3"><text:tab/><text:tab/> <text:s/>rpm_right.publish(&amp;uint_msg_right);</text:span></text:p>
      <text:p text:style-name="P1"><text:span text:style-name="T3"><text:tab/> <text:s/>}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rpm_left_handler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3"><text:tab/> <text:s/></text:span><text:span text:style-name="T2">if</text:span><text:span text:style-name="T3"> (NBT_handler(&amp;rpm_left_nbt))</text:span></text:p>
      <text:p text:style-name="P1"><text:span text:style-name="T3"><text:tab/> <text:s/><text:tab/> <text:s/>{</text:span></text:p>
      <text:p text:style-name="P1"><text:span text:style-name="T3"><text:tab/><text:tab/> <text:s/><text:tab/> <text:s/></text:span><text:span text:style-name="T2">if</text:span><text:span text:style-name="T3"> (sideRXDataLeft == 2) {</text:span></text:p>
      <text:p text:style-name="P1"><text:span text:style-name="T3"><text:tab/><text:tab/> <text:s/><text:tab/><text:tab/> <text:s/>uint_msg_left.</text:span><text:span text:style-name="T8">data</text:span><text:span text:style-name="T3"> = speedRXDataLeft;</text:span></text:p>
      <text:p text:style-name="P1"><text:span text:style-name="T3"><text:tab/><text:tab/> <text:s/><text:tab/> <text:s/>}</text:span></text:p>
      <text:p text:style-name="P1"><text:span text:style-name="T3"><text:tab/><text:tab/> <text:s/><text:tab/> <text:s/></text:span><text:span text:style-name="T2">else</text:span><text:span text:style-name="T3"> </text:span><text:span text:style-name="T2">if</text:span><text:span text:style-name="T3"> (sideRXDataLeft == 1) {</text:span></text:p>
      <text:p text:style-name="P1"><text:span text:style-name="T3"><text:tab/><text:tab/> <text:s/><text:tab/><text:tab/> <text:s/>uint_msg_left.</text:span><text:span text:style-name="T8">data</text:span><text:span text:style-name="T3"> = -speedRXDataLeft;</text:span></text:p>
      <text:p text:style-name="P1"><text:span text:style-name="T3"><text:tab/><text:tab/> <text:s/><text:tab/> <text:s/>}</text:span></text:p>
      <text:p text:style-name="P1"><text:span text:style-name="T3"><text:tab/><text:tab/> <text:s/><text:tab/> <text:s/></text:span><text:span text:style-name="T2">else</text:span><text:span text:style-name="T3"> {</text:span></text:p>
      <text:p text:style-name="P1"><text:span text:style-name="T3"><text:tab/><text:tab/> <text:s/><text:tab/><text:tab/> <text:s/>uint_msg_left.</text:span><text:span text:style-name="T8">data</text:span><text:span text:style-name="T3"> = 0;</text:span></text:p>
      <text:p text:style-name="P1"><text:span text:style-name="T3"><text:tab/><text:tab/> <text:s/><text:tab/> <text:s/>}</text:span></text:p>
      <text:p text:style-name="P1"><text:span text:style-name="T3"><text:tab/><text:tab/> <text:s/>rpm_left.publish(&amp;uint_msg_left);</text:span></text:p>
      <text:p text:style-name="P1"><text:span text:style-name="T3"><text:tab/> <text:s/>}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sensor_handler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3"><text:tab/></text:span><text:span text:style-name="T2">if</text:span><text:span text:style-name="T3"> (NBT_handler(&amp;sensor_data_nbt))</text:span></text:p>
      <text:p text:style-name="P1"><text:span text:style-name="T3"><text:tab/><text:tab/>{</text:span></text:p>
      <text:p text:style-name="P1"><text:span text:style-name="T3"><text:tab/> <text:s/><text:tab/> <text:s/>sensor_data_msg.</text:span><text:span text:style-name="T8">data</text:span><text:span text:style-name="T3"> = sensorData1;</text:span></text:p>
      <text:p text:style-name="P1"><text:span text:style-name="T3"><text:tab/> <text:s/><text:tab/> <text:s/>sensor_data.publish(&amp;sensor_data_msg);</text:span></text:p>
      <text:p text:style-name="P1"><text:span text:style-name="T3"><text:tab/><text:tab/>}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gyro_handler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3"><text:s text:c="4"/></text:span><text:span text:style-name="T2">if</text:span><text:span text:style-name="T3"> (NBT_handler(&amp;gyro_nbt))</text:span></text:p>
      <text:p text:style-name="P1"><text:span text:style-name="T3"><text:tab/><text:tab/>{</text:span></text:p>
      <text:p text:style-name="P1"><text:span text:style-name="T3"><text:s text:c="4"/><text:tab/><text:tab/>gyro_msg.</text:span><text:span text:style-name="T8">x</text:span><text:span text:style-name="T3"> = gyroX;</text:span></text:p>
      <text:p text:style-name="P1"><text:span text:style-name="T3"><text:s text:c="4"/><text:tab/><text:tab/>gyro_msg.</text:span><text:span text:style-name="T8">y</text:span><text:span text:style-name="T3"> = gyroY;</text:span></text:p>
      <text:p text:style-name="P1"><text:span text:style-name="T3"><text:s text:c="4"/><text:tab/><text:tab/>gyro_msg.</text:span><text:span text:style-name="T8">z</text:span><text:span text:style-name="T3"> = gyroZ;</text:span></text:p>
      <text:p text:style-name="P1"><text:span text:style-name="T3"><text:s text:c="4"/><text:tab/><text:tab/>gyro.publish(&amp;gyro_msg);</text:span></text:p>
      <text:p text:style-name="P1"><text:span text:style-name="T3"><text:tab/><text:tab/>}</text:span></text:p>
      <text:p text:style-name="P1"><text:span text:style-name="T3">}</text:span></text:p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accel_handler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3"><text:s text:c="4"/></text:span><text:span text:style-name="T2">if</text:span><text:span text:style-name="T3"> (NBT_handler(&amp;accel_nbt))</text:span></text:p>
      <text:p text:style-name="P1"><text:span text:style-name="T3"><text:s text:c="4"/><text:tab/>{</text:span></text:p>
      <text:p text:style-name="P1"><text:span text:style-name="T3"><text:s text:c="4"/><text:tab/><text:tab/>accel_msg.</text:span><text:span text:style-name="T8">x</text:span><text:span text:style-name="T3"> = accelX;</text:span></text:p>
      <text:p text:style-name="P1"><text:span text:style-name="T3"><text:s text:c="4"/><text:tab/><text:tab/>accel_msg.</text:span><text:span text:style-name="T8">y</text:span><text:span text:style-name="T3"> = accelY;</text:span></text:p>
      <text:p text:style-name="P1"><text:span text:style-name="T3"><text:s text:c="4"/><text:tab/><text:tab/>accel_msg.</text:span><text:span text:style-name="T8">z</text:span><text:span text:style-name="T3"> = accelZ;</text:span></text:p>
      <text:p text:style-name="P1"><text:span text:style-name="T3"><text:s text:c="4"/><text:tab/><text:tab/>accel.publish(&amp;accel_msg);</text:span></text:p>
      <text:p text:style-name="P1"><text:soft-page-break/><text:span text:style-name="T3"><text:s text:c="4"/><text:tab/>}</text:span></text:p>
      <text:p text:style-name="P1"><text:span text:style-name="T3">}</text:span></text:p>
      <text:p text:style-name="P2"/>
      <text:p text:style-name="P2"/>
      <text:p text:style-name="P1"><text:span text:style-name="T2">extern</text:span><text:span text:style-name="T3"> </text:span><text:span text:style-name="T5">"C"</text:span><text:span text:style-name="T3"> </text:span><text:span text:style-name="T2">void</text:span><text:span text:style-name="T3"> </text:span><text:span text:style-name="T4">spinOnce</text:span><text:span text:style-name="T3">(</text:span><text:span text:style-name="T2">void</text:span><text:span text:style-name="T3">)</text:span></text:p>
      <text:p text:style-name="P1"><text:span text:style-name="T3">{</text:span></text:p>
      <text:p text:style-name="P1"><text:span text:style-name="T3"><text:tab/></text:span><text:span text:style-name="T2">if</text:span><text:span text:style-name="T3"> (NBT_handler(&amp;ros_nbt))</text:span></text:p>
      <text:p text:style-name="P1"><text:span text:style-name="T3"><text:tab/><text:tab/>{</text:span></text:p>
      <text:p text:style-name="P1"><text:span text:style-name="T3"><text:tab/><text:tab/><text:tab/>nh.spinOnce();</text:span></text:p>
      <text:p text:style-name="P1"><text:span text:style-name="T3"><text:tab/><text:tab/>}</text:span></text:p>
      <text:p text:style-name="P1"><text:span text:style-name="T3"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3:36:32.701301173</meta:creation-date>
    <dc:date>2020-05-06T13:37:00.902427820</dc:date>
    <meta:editing-duration>PT29S</meta:editing-duration>
    <meta:editing-cycles>1</meta:editing-cycles>
    <meta:document-statistic meta:table-count="0" meta:image-count="0" meta:object-count="0" meta:page-count="7" meta:paragraph-count="335" meta:word-count="839" meta:character-count="9432" meta:non-whitespace-character-count="8561"/>
    <meta:generator>LibreOffice/6.0.7.3$Linux_X86_64 LibreOffice_project/00m0$Build-3</meta:generator>
  </office:meta>
</office:document-meta>
</file>